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 (Totem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Win32 port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Utilize new Tracker API (Sqarql).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Contributors</text:p>
          </draw:text-box>
        </draw:frame>
        <draw:frame presentation:style-name="pr17" draw:text-style-name="P10" draw:layer="layout" svg:width="24.369cm" svg:height="11.89cm" svg:x="1.271cm" svg:y="3.81cm">
          <draw:text-box>
            <text:list text:style-name="L4">
              <text:list-item>
                <text:list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 presentation:use-footer-name="ftr1" draw:id="id11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1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4T21:02:34</dc:date>
    <meta:print-date>1998-09-04T10:04:32</meta:print-date>
    <meta:editing-cycles>199</meta:editing-cycles>
    <meta:editing-duration>PT17H33M13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